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3decad" officeooo:paragraph-rsid="003deca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4b9558" officeooo:paragraph-rsid="004b9558" style:font-size-asian="14pt" style:font-size-complex="14pt"/>
    </style:style>
    <style:style style:name="P5" style:family="paragraph" style:parent-style-name="Standard">
      <style:text-properties fo:font-size="14pt" officeooo:rsid="003decad" officeooo:paragraph-rsid="003decad" style:font-size-asian="14pt" style:font-size-complex="14pt"/>
    </style:style>
    <style:style style:name="P6" style:family="paragraph" style:parent-style-name="Standard">
      <style:text-properties fo:font-size="14pt" officeooo:rsid="003decad" officeooo:paragraph-rsid="004b9558"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4b9558" style:font-size-asian="20pt" style:font-weight-asian="bold" style:font-size-complex="20pt" style:font-weight-complex="bold"/>
    </style:style>
    <style:style style:name="T1" style:family="text">
      <style:text-properties style:text-position="0% 100%"/>
    </style:style>
    <style:style style:name="T2" style:family="text">
      <style:text-properties officeooo:rsid="003decad"/>
    </style:style>
    <style:style style:name="T3" style:family="text">
      <style:text-properties officeooo:rsid="0044c688"/>
    </style:style>
    <style:style style:name="T4" style:family="text">
      <style:text-properties officeooo:rsid="004b9558"/>
    </style:style>
    <style:style style:name="T5" style:family="text">
      <style:text-properties style:text-position="sub 58%"/>
    </style:style>
    <style:style style:name="T6" style:family="text">
      <style:text-properties officeooo:rsid="004be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New</text:span> Todd-Coxeter</text:p>
      <text:p text:style-name="P1">Richard Parker <text:span text:style-name="T4">25.7</text:span>.201<text:span text:style-name="T2">6</text:span></text:p>
      <text:p text:style-name="P7"/>
      <text:p text:style-name="P8">Section 1 – Introduction</text:p>
      <text:p text:style-name="P3"/>
      <text:p text:style-name="P5">With the growing prevalence of multi-core shared-memory computers, it seems pertinent to wonder whether a fully-parallel Todd-Coxeter coset enumeration is possible. <text:s/>I am not yet convinced that it is, but at this stage, a full-blown attempt at it would <text:span text:style-name="T6">surely </text:span>produce useful insights even if it ultimately does not succeed - a grasp of the exact nature of the obstructions would still be useful.<text:span text:style-name="T3"> <text:s/>A working prototype, of course, would be better.</text:span></text:p>
      <text:p text:style-name="P5"/>
      <text:p text:style-name="P4">It seems clear too that the starting point can be substantially improved. <text:s/>The methods of "double-coset enumeration" make it clear that there are possibilities in this direction, with benefits including the reduction in the number of columns (which Steve Linton achieved), and the "automatic" pushing of some of the relators, both to speed up definition and to avoid repeated needless coincidences all seem to be simultaneously achievable by the "parole" definition of the problem. <text:s/>Furthermore it seems possible that even the remaining work can be reduced by using the "pull-through group" idea, and all in all, I feel that the time is ripe for a complete re-think of what is really going on.</text:p>
      <text:p text:style-name="P4"/>
      <text:p text:style-name="P9">Section <text:span text:style-name="T4">2</text:span> – <text:span text:style-name="T4">The Parole</text:span></text:p>
      <text:p text:style-name="P6"/>
      <text:p text:style-name="P4">By way of introduction, here is an example of the sort of input I am considering. </text:p>
      <text:p text:style-name="P4"/>
      <text:p text:style-name="P4">G = &lt;S # T | TT SSS # STSTSTSTST &gt; </text:p>
      <text:p text:style-name="P4"/>
      <text:p text:style-name="P4">This is a well-known presentation of the group A<text:span text:style-name="T5">5</text:span><text:span text:style-name="T1">. <text:s/>There are two '#' characters added to the input. <text:s/></text:span>The # in the generators list separates the left-hand subgroup generators (in double coset enumeration) from the "further generators", and the '#' in the relators list separates the "parole" relators from the "further relators". </text:p>
      <text:p text:style-name="P4"/>
      <text:p text:style-name="P4">The first idea is that the generators before the first '#' must generate a finite group, and the system must start off by verifying this fact and finding all permutation representations of this finite group. <text:s/>In the above example, this finite group is clearly cyclic of order 3, and the automatic finding of all permutation representations is clearly not rocket science. <text:s/>In other cases, this may prove more problematic, but it should not be too hard to do in moderate cases anyway.</text:p>
      <text:p text:style-name="P4"/>
      <text:p text:style-name="P4">The second '#' separates the relators to be built into the "infrastructure" from the "further relators" that must be </text:p>
      <text:p text:style-name="P4"><text:soft-page-break/><text:s/></text:p>
      <text:p text:style-name="P4"/>
      <text:p text:style-name="P4">The exact axioms are, I think, these. </text:p>
      <text:p text:style-name="P4"/>
      <text:p text:style-name="P4"/>
      <text:p text:style-name="P4">================== </text:p>
      <text:p text:style-name="P4"/>
      <text:p text:style-name="P4"/>
      <text:p text:style-name="P4">That the parole relators on the left-hand generators give a finite group. </text:p>
      <text:p text:style-name="P4"/>
      <text:p text:style-name="P4"/>
      <text:p text:style-name="P4">That for each letter, the "implied" partial coset table is finite. </text:p>
      <text:p text:style-name="P4"/>
      <text:p text:style-name="P4"/>
      <text:p text:style-name="P4">The implied partial coset table is made for each letter separately by pushing </text:p>
      <text:p text:style-name="P4"/>
      <text:p text:style-name="P4">coset 1 through letter i and then closing . . . </text:p>
      <text:p text:style-name="P4"/>
      <text:p text:style-name="P4"/>
      <text:p text:style-name="P4">If any coset is defined under generator X, then it is pushed right through all </text:p>
      <text:p text:style-name="P4"/>
      <text:p text:style-name="P4">parole relators (the ones before the second #) that begin with X. </text:p>
      <text:p text:style-name="P4"/>
      <text:p text:style-name="P4"/>
      <text:p text:style-name="P4">If a coset is defined under a left-hand letter, it must also </text:p>
      <text:p text:style-name="P4"/>
      <text:p text:style-name="P4">be defined under all other left-hand letters. </text:p>
      <text:p text:style-name="P4"/>
      <text:p text:style-name="P4"/>
      <text:p text:style-name="P4">================= </text:p>
      <text:p text:style-name="P4"/>
      <text:p text:style-name="P4"/>
      <text:p text:style-name="P4">If I have not made a silly mistake (still moderately likely) this should expose </text:p>
      <text:p text:style-name="P4"/>
      <text:p text:style-name="P4">double coset enumeration to general use. </text:p>
      <text:p text:style-name="P4"/>
      <text:p text:style-name="P4"/>
      <text:p text:style-name="P4">The implications of the above definition seem quite strange. <text:s/>On the one hand </text:p>
      <text:p text:style-name="P4"/>
      <text:p text:style-name="P4">I do not see how to do an HNN extension. <text:s/>On the other it may be that the </text:p>
      <text:p text:style-name="P4"/>
      <text:p text:style-name="P4">parole relators are contradictory so the groups do not inject into the result </text:p>
      <text:p text:style-name="P4"/>
      <text:p text:style-name="P4"><text:soft-page-break/>even without any further relators. <text:s/>Also notice that the exact list of rotations </text:p>
      <text:p text:style-name="P4"/>
      <text:p text:style-name="P4">of parole relators is of significance, since the first letter is treated specially. </text:p>
      <text:p text:style-name="P4"/>
      <text:p text:style-name="P4"/>
      <text:p text:style-name="P4">It is therefore inappropriate to call the starting structure (the bit up to the </text:p>
      <text:p text:style-name="P4"/>
      <text:p text:style-name="P4">second #) a parole *group* and I propose to call it a parole. <text:s/>It seems </text:p>
      <text:p text:style-name="P4"/>
      <text:p text:style-name="P4">unrelated to the things that small cancellation can be done with, and </text:p>
      <text:p text:style-name="P4"/>
      <text:p text:style-name="P4">I don't think Colva has used the term "parole", so it is still free for my use. </text:p>
      <text:p text:style-name="P4"/>
      <text:p text:style-name="P4"/>
      <text:p text:style-name="P4">I am fairly sure also that low-index will benefit from this - in much the same </text:p>
      <text:p text:style-name="P4"/>
      <text:p text:style-name="P4">way. </text:p>
      <text:p text:style-name="P4"/>
      <text:p text:style-name="P4"/>
      <text:p text:style-name="P4">I think a visit in September/October time is looking more and more lik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7-25T09:27:19.361251555</dc:date>
    <meta:editing-duration>P3DT23H56M3S</meta:editing-duration>
    <meta:editing-cycles>401</meta:editing-cycles>
    <meta:generator>LibreOffice/4.2.8.2$Linux_X86_64 LibreOffice_project/420m0$Build-2</meta:generator>
    <meta:printed-by>User </meta:printed-by>
    <meta:print-date>2012-07-06T16:23:45</meta:print-date>
    <meta:document-statistic meta:table-count="0" meta:image-count="0" meta:object-count="0" meta:page-count="3" meta:paragraph-count="37" meta:word-count="657" meta:character-count="3842" meta:non-whitespace-character-count="3177"/>
  </office:meta>
</office:document-meta>
</file>